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37f" officeooo:paragraph-rsid="0016737f"/>
    </style:style>
    <style:style style:name="P2" style:family="paragraph" style:parent-style-name="Standard">
      <style:text-properties officeooo:rsid="001816ee" officeooo:paragraph-rsid="001816ee"/>
    </style:style>
    <style:style style:name="T1" style:family="text">
      <style:text-properties officeooo:rsid="00181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ón juego de pares:</text:p>
      <text:p text:style-name="P1"/>
      <text:p text:style-name="P1">- Hola! Cómo se llaman? Ya se conocían? Ya jugaron juntos hoy? (completar planilla)</text:p>
      <text:p text:style-name="P1">- Bienvenidos al juego de la caja! En este juego VOS vas a ver una caja azul como esta (señalarla), pero ÉL no.</text:p>
      <text:p text:style-name="P1">- VOS tendrás que dejarle pistas a él, para que adivine en dónde está la caja y de qué tamaño es. <text:s/>Las pistas pueden ser puntos verdes adentro de la caja (señalarlos en la pantalla) o cruces negras afuera de la caja.</text:p>
      <text:p text:style-name="P1">- <text:span text:style-name="T1">Le vas a dejar las pistas de a una por vez, hasta que él encuentre la caja. Vas a poder dejarle como máximo 8 pistas.</text:span></text:p>
      <text:p text:style-name="P1">- <text:span text:style-name="T1">Hagamos un par de prueba.</text:span></text:p>
      <text:p text:style-name="P1">- <text:span text:style-name="T1">Al teacher: Acordate que le podés dejar pistas adentro o afuera de la caja.</text:span></text:p>
      <text:p text:style-name="P1">- <text:span text:style-name="T1">Al learner: Acordate que los círculos verdes son pistas adentro y las cruces afuera</text:span></text:p>
      <text:p text:style-name="P1">- <text:span text:style-name="T1">Al teacher: si esta es la caja (señalar), qué pista le dejarías para que él adivine en dónde está?</text:span></text:p>
      <text:p text:style-name="P1">- <text:span text:style-name="T1">Al learner: La caja que dibujaste antes, vale para esta nueva pista?</text:span></text:p>
      <text:p text:style-name="P1">- <text:span text:style-name="T1">Al teacher: Esto es lo que él dibujó, qué otra pista le darías para que encuentre la caja azul?</text:span></text:p>
      <text:p text:style-name="P1"/>
      <text:p text:style-name="P2">Luego de dos trials de prueba,</text:p>
      <text:p text:style-name="P2"/>
      <text:p text:style-name="P2">- Entonces, entendieron cómo es el juego? Preguntarles por separado pero que ambos escuchen la rta del otro.</text:p>
      <text:p text:style-name="P2"/>
      <text:p text:style-name="P2">- El juego tiene 4 niveles, con 5 cajas cada uno. Mientras más rápido lo hagan mejor! Si completan todo se ganan un premio! Listos para empezar? (tratar de generar complicidad entre ellos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2:03:15.325409739</meta:creation-date>
    <dc:date>2018-07-27T12:16:23.131825219</dc:date>
    <meta:editing-duration>PT13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55" meta:character-count="1332" meta:non-whitespace-character-count="1090"/>
  </office:meta>
</office:document-meta>
</file>